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Ubuntu Nerd Font" officeooo:rsid="0019f35b" officeooo:paragraph-rsid="0019f35b"/>
    </style:style>
    <style:style style:name="P2" style:family="paragraph" style:parent-style-name="Text_20_body">
      <style:paragraph-properties fo:text-align="end" style:justify-single-word="false"/>
      <style:text-properties officeooo:rsid="0019f35b" officeooo:paragraph-rsid="0019f35b"/>
    </style:style>
    <style:style style:name="P3" style:family="paragraph" style:parent-style-name="Text_20_body">
      <style:text-properties officeooo:paragraph-rsid="0017f700"/>
    </style:style>
    <style:style style:name="P4" style:family="paragraph" style:parent-style-name="Heading_20_1">
      <style:text-properties officeooo:paragraph-rsid="0017f700"/>
    </style:style>
    <style:style style:name="P5" style:family="paragraph" style:parent-style-name="Text_20_body" style:list-style-name="L1">
      <style:text-properties officeooo:paragraph-rsid="0017f700"/>
    </style:style>
    <style:style style:name="P6" style:family="paragraph" style:parent-style-name="Text_20_body" style:list-style-name="L1">
      <style:text-properties officeooo:rsid="002ab5e7" officeooo:paragraph-rsid="0017f700"/>
    </style:style>
    <style:style style:name="P7" style:family="paragraph" style:parent-style-name="Text_20_body">
      <style:text-properties officeooo:rsid="002ab5e7" officeooo:paragraph-rsid="0017f700"/>
    </style:style>
    <style:style style:name="P8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3e9e99" officeooo:paragraph-rsid="0017f700"/>
    </style:style>
    <style:style style:name="P9" style:family="paragraph" style:parent-style-name="Text_20_body">
      <style:paragraph-properties fo:padding="0.0201in" fo:border-left="none" fo:border-right="none" fo:border-top="0.06pt solid #000000" fo:border-bottom="0.06pt solid #000000"/>
      <style:text-properties officeooo:rsid="0046ef3f" officeooo:paragraph-rsid="0017f7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 loext:padding="0in" loext:border="none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loext:padding="0in" loext:border="none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fo:font-weight="bold" style:font-weight-asian="bold" style:font-weight-complex="bold" loext:padding="0in" loext:border="none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fo:font-weight="bold" officeooo:rsid="00229354" officeooo:paragraph-rsid="00229354" style:font-weight-asian="bold" style:font-weight-complex="bold" loext:padding="0in" loext:border="none"/>
    </style:style>
    <style:style style:name="P15" style:family="paragraph" style:parent-style-name="Text_20_body" style:list-style-name="L2">
      <style:text-properties loext:padding="0in" loext:border="none"/>
    </style:style>
    <style:style style:name="P16" style:family="paragraph" style:parent-style-name="Text_20_body">
      <style:text-properties officeooo:paragraph-rsid="001bed97"/>
    </style:style>
    <style:style style:name="P17" style:family="paragraph" style:parent-style-name="Heading_20_2">
      <style:paragraph-properties fo:break-before="page"/>
      <style:text-properties officeooo:paragraph-rsid="001bed97"/>
    </style:style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loext:padding="0in" loext:border="none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fo:font-weight="bold" style:font-weight-asian="bold" style:font-weight-complex="bold" loext:padding="0in" loext:border="none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fo:font-weight="bold" officeooo:rsid="002cea77" officeooo:paragraph-rsid="002cea77" style:font-weight-asian="bold" style:font-weight-complex="bold" loext:padding="0in" loext:border="none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fo:font-weight="bold" officeooo:rsid="00242805" officeooo:paragraph-rsid="00242805" style:font-weight-asian="bold" style:font-weight-complex="bold" loext:padding="0in" loext:border="none"/>
    </style:style>
    <style:style style:name="P23" style:family="paragraph" style:parent-style-name="Text_20_body" style:list-style-name="L3">
      <style:text-properties loext:padding="0in" loext:border="none"/>
    </style:style>
    <style:style style:name="P24" style:family="paragraph" style:parent-style-name="Heading_20_2">
      <style:paragraph-properties fo:break-before="page"/>
      <style:text-properties officeooo:rsid="001bed97" officeooo:paragraph-rsid="001bed97"/>
    </style:style>
    <style:style style:name="P25" style:family="paragraph" style:parent-style-name="Text_20_body" style:list-style-name="L4" style:master-page-name="">
      <style:paragraph-properties fo:line-height="100%" style:page-number="auto"/>
    </style:style>
    <style:style style:name="P26" style:family="paragraph" style:parent-style-name="Text_20_body" style:list-style-name="L4">
      <style:paragraph-properties fo:line-height="100%"/>
    </style:style>
    <style:style style:name="P27" style:family="paragraph" style:parent-style-name="Text_20_body" style:list-style-name="L5">
      <style:paragraph-properties fo:margin-top="0in" fo:margin-bottom="0in" style:contextual-spacing="false" fo:line-height="100%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28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style:font-name-asian="Noto Sans Mono CJK SC" style:font-size-asian="10pt" style:font-name-complex="Liberation Mono" style:font-size-complex="10pt" loext:padding="0in" loext:border="none"/>
    </style:style>
    <style:style style:name="P29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officeooo:paragraph-rsid="002051db" style:font-name-asian="Noto Sans Mono CJK SC" style:font-size-asian="10pt" style:font-name-complex="Liberation Mono" style:font-size-complex="10pt" loext:padding="0in" loext:border="none"/>
    </style:style>
    <style:style style:name="P30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officeooo:rsid="002051db" officeooo:paragraph-rsid="002051db" style:font-name-asian="Noto Sans Mono CJK SC" style:font-size-asian="10pt" style:font-name-complex="Liberation Mono" style:font-size-complex="10pt" loext:padding="0in" loext:border="none"/>
    </style:style>
    <style:style style:name="P31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officeooo:rsid="002c409c" officeooo:paragraph-rsid="002c409c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2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3" style:family="paragraph" style:parent-style-name="Text_20_body" style:list-style-name="L5">
      <style:paragraph-properties fo:margin-top="0in" fo:margin-bottom="0in" style:contextual-spacing="false"/>
      <style:text-properties style:font-name="Liberation Serif" fo:font-size="12pt" fo:font-weight="bold" officeooo:paragraph-rsid="002592a1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4" style:family="paragraph" style:parent-style-name="Text_20_body" style:list-style-name="L5">
      <style:text-properties style:font-name="Liberation Serif" fo:font-size="12pt" fo:font-weight="bold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style:style style:name="P35" style:family="paragraph" style:parent-style-name="Preformatted_20_Text">
      <style:paragraph-properties fo:margin-top="0in" fo:margin-bottom="0.0972in" style:contextual-spacing="false" fo:line-height="115%"/>
      <style:text-properties fo:font-size="14pt" style:font-size-asian="10pt" style:font-size-complex="10pt"/>
    </style:style>
    <style:style style:name="P36" style:family="paragraph" style:parent-style-name="Text_20_body" style:list-style-name="L6">
      <style:text-properties officeooo:paragraph-rsid="001d6193"/>
    </style:style>
    <style:style style:name="P37" style:family="paragraph" style:parent-style-name="Text_20_body" style:list-style-name="L7">
      <style:paragraph-properties fo:margin-top="0in" fo:margin-bottom="0in" style:contextual-spacing="false"/>
    </style:style>
    <style:style style:name="P38" style:family="paragraph" style:parent-style-name="Text_20_body" style:list-style-name="L7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39" style:family="paragraph" style:parent-style-name="Text_20_body" style:list-style-name="L7">
      <style:paragraph-properties fo:margin-top="0in" fo:margin-bottom="0in" style:contextual-spacing="false"/>
      <style:text-properties fo:font-weight="bold" officeooo:rsid="002ed66b" officeooo:paragraph-rsid="002ed66b" style:font-weight-asian="bold" style:font-weight-complex="bold"/>
    </style:style>
    <style:style style:name="P40" style:family="paragraph" style:parent-style-name="Text_20_body" style:list-style-name="L7"/>
    <style:style style:name="P41" style:family="paragraph" style:parent-style-name="Standard">
      <style:paragraph-properties fo:margin-top="0in" fo:margin-bottom="0.1965in" style:contextual-spacing="false"/>
    </style:style>
    <style:style style:name="P42" style:family="paragraph" style:parent-style-name="Text_20_body" style:list-style-name="L8">
      <style:paragraph-properties fo:margin-top="0in" fo:margin-bottom="0in" style:contextual-spacing="false"/>
    </style:style>
    <style:style style:name="P43" style:family="paragraph" style:parent-style-name="Text_20_body" style:list-style-name="L8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44" style:family="paragraph" style:parent-style-name="Text_20_body" style:list-style-name="L8">
      <style:paragraph-properties fo:margin-top="0in" fo:margin-bottom="0in" style:contextual-spacing="false"/>
      <style:text-properties fo:font-weight="bold" officeooo:rsid="002275e4" officeooo:paragraph-rsid="002275e4" style:font-weight-asian="bold" style:font-weight-complex="bold"/>
    </style:style>
    <style:style style:name="P45" style:family="paragraph" style:parent-style-name="Text_20_body" style:list-style-name="L8">
      <style:paragraph-properties fo:margin-top="0in" fo:margin-bottom="0in" style:contextual-spacing="false"/>
      <style:text-properties style:text-line-through-style="solid" style:text-line-through-type="single"/>
    </style:style>
    <style:style style:name="P46" style:family="paragraph" style:parent-style-name="Text_20_body" style:list-style-name="L8">
      <style:text-properties style:text-line-through-style="solid" style:text-line-through-type="single"/>
    </style:style>
    <style:style style:name="T1" style:family="text">
      <style:text-properties officeooo:rsid="001c9717"/>
    </style:style>
    <style:style style:name="T2" style:family="text">
      <style:text-properties officeooo:rsid="00297023"/>
    </style:style>
    <style:style style:name="T3" style:family="text">
      <style:text-properties officeooo:rsid="002a19e5"/>
    </style:style>
    <style:style style:name="T4" style:family="text">
      <style:text-properties officeooo:rsid="0034205e"/>
    </style:style>
    <style:style style:name="T5" style:family="text">
      <style:text-properties officeooo:rsid="0034a4eb"/>
    </style:style>
    <style:style style:name="T6" style:family="text">
      <style:text-properties officeooo:rsid="002275e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9354" style:font-weight-asian="bold" style:font-weight-complex="bold"/>
    </style:style>
    <style:style style:name="T9" style:family="text">
      <style:text-properties officeooo:rsid="00229354"/>
    </style:style>
    <style:style style:name="T10" style:family="text">
      <style:text-properties officeooo:rsid="001bed97"/>
    </style:style>
    <style:style style:name="T11" style:family="text">
      <style:text-properties loext:padding="0in" loext:border="none"/>
    </style:style>
    <style:style style:name="T12" style:family="text">
      <style:text-properties officeooo:rsid="0023b046"/>
    </style:style>
    <style:style style:name="T13" style:family="text">
      <style:text-properties officeooo:rsid="002051db"/>
    </style:style>
    <style:style style:name="T14" style:family="text">
      <style:text-properties officeooo:rsid="0023d6aa"/>
    </style:style>
    <style:style style:name="T15" style:family="text">
      <style:text-properties officeooo:rsid="002e0f80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2577ca" style:font-weight-asian="bold" style:font-weight-complex="bold"/>
    </style:style>
    <style:style style:name="T18" style:family="text">
      <style:text-properties style:font-name="Liberation Serif" fo:font-weight="bold" officeooo:rsid="002b866c" style:font-weight-asian="bold" style:font-weight-complex="bold"/>
    </style:style>
    <style:style style:name="T19" style:family="text">
      <style:text-properties style:font-name="Liberation Serif"/>
    </style:style>
    <style:style style:name="T20" style:family="text">
      <style:text-properties officeooo:rsid="002caf0e"/>
    </style:style>
    <style:style style:name="T21" style:family="text">
      <style:text-properties officeooo:rsid="002592a1"/>
    </style:style>
    <style:style style:name="T22" style:family="text">
      <style:text-properties officeooo:rsid="001d6193"/>
    </style:style>
    <style:style style:name="T23" style:family="text">
      <style:text-properties officeooo:rsid="0030757c"/>
    </style:style>
    <style:style style:name="T24" style:family="text">
      <style:text-properties officeooo:rsid="002825c9"/>
    </style:style>
    <style:style style:name="T25" style:family="text">
      <style:text-properties officeooo:rsid="00336274"/>
    </style:style>
    <style:style style:name="T26" style:family="text">
      <style:text-properties officeooo:rsid="003241e0"/>
    </style:style>
    <style:style style:name="T27" style:family="text">
      <style:text-properties officeooo:rsid="002694fa"/>
    </style:style>
    <style:style style:name="T28" style:family="text">
      <style:text-properties officeooo:rsid="0024f6d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&amp; <text:span text:style-name="T1">Questions Summery</text:span></text:p>
      <text:p text:style-name="P2">AES - 202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1">Question Sets considered</text:h>
      <text:list text:style-name="L1">
        <text:list-item>
          <text:p text:style-name="P5">Session <text:span text:style-name="T2">2022</text:span></text:p>
        </text:list-item>
        <text:list-item>
          <text:p text:style-name="P5">Session <text:span text:style-name="T3">2021</text:span></text:p>
        </text:list-item>
        <text:list-item>
          <text:p text:style-name="P6">Session <text:span text:style-name="T4">2020 </text:span><text:span text:style-name="T5">(mostly out-of-sync)</text:span></text:p>
        </text:list-item>
      </text:list>
      <text:p text:style-name="P7"/>
      <text:p text:style-name="P8">By no means, this is any sorts of suggestions. Just a quick overview! <text:line-break/>Nothing more, nothing less :)</text:p>
      <text:p text:style-name="P9">And yah, can be inaccurate! Feel free to criticize.</text:p>
      <text:h text:style-name="P10" text:outline-level="1">Economics</text:h>
      <text:h text:style-name="Heading_20_2" text:outline-level="2">Chapter 1 (Introduction of Economics)</text:h>
      <text:list text:style-name="L2">
        <text:list-item>
          <text:p text:style-name="P11">What is economics? <text:span text:style-name="T6">*</text:span></text:p>
          <text:list>
            <text:list-item>
              <text:p text:style-name="P12">Oikonomia (Greek word) </text:p>
              <text:list>
                <text:list-item>
                  <text:p text:style-name="P12">Oikos (household) </text:p>
                </text:list-item>
                <text:list-item>
                  <text:p text:style-name="P12">Nomos (management) </text:p>
                </text:list-item>
              </text:list>
            </text:list-item>
            <text:list-item>
              <text:p text:style-name="P12">Adam Smith’s definition </text:p>
            </text:list-item>
            <text:list-item>
              <text:p text:style-name="P12">L. Robbins’ definition </text:p>
            </text:list-item>
          </text:list>
        </text:list-item>
        <text:list-item>
          <text:p text:style-name="P13">Subject Matter of Economics <text:span text:style-name="T6">(macro vs micro) *</text:span></text:p>
          <text:list>
            <text:list-item>
              <text:p text:style-name="P12">Micro economics </text:p>
              <text:list>
                <text:list-item>
                  <text:p text:style-name="P12">Definition </text:p>
                </text:list-item>
                <text:list-item>
                  <text:p text:style-name="P12">According to Boulding </text:p>
                </text:list-item>
              </text:list>
            </text:list-item>
            <text:list-item>
              <text:p text:style-name="P12">Macro economics </text:p>
              <text:list>
                <text:list-item>
                  <text:p text:style-name="P12">Definition </text:p>
                </text:list-item>
                <text:list-item>
                  <text:p text:style-name="P12">According to Boulding </text:p>
                </text:list-item>
                <text:list-item>
                  <text:p text:style-name="P12">According to Samuelson </text:p>
                </text:list-item>
              </text:list>
            </text:list-item>
          </text:list>
        </text:list-item>
        <text:list-item>
          <text:p text:style-name="P12">Method used in Economics </text:p>
          <text:list>
            <text:list-item>
              <text:p text:style-name="P12">Science and Economics </text:p>
            </text:list-item>
            <text:list-item>
              <text:p text:style-name="P12">Deductive Method </text:p>
            </text:list-item>
            <text:list-item>
              <text:p text:style-name="P12">Inductive Method </text:p>
            </text:list-item>
          </text:list>
        </text:list-item>
        <text:list-item>
          <text:p text:style-name="P12">Positive and Normative Economics </text:p>
          <text:list>
            <text:list-item>
              <text:p text:style-name="P12">Positive Economics </text:p>
            </text:list-item>
            <text:list-item>
              <text:p text:style-name="P12">Normative Economics </text:p>
            </text:list-item>
          </text:list>
        </text:list-item>
        <text:list-item>
          <text:p text:style-name="P12">Some basic concepts in Economics </text:p>
          <text:list>
            <text:list-item>
              <text:p text:style-name="P12">Utility </text:p>
              <text:list>
                <text:list-item>
                  <text:p text:style-name="P12">Definition </text:p>
                </text:list-item>
                <text:list-item>
                  <text:p text:style-name="P12">Types of utility </text:p>
                </text:list-item>
              </text:list>
            </text:list-item>
            <text:list-item>
              <text:p text:style-name="P12">Production </text:p>
              <text:list>
                <text:list-item>
                  <text:p text:style-name="P12">Definition </text:p>
                </text:list-item>
                <text:list-item>
                  <text:p text:style-name="P12">Features </text:p>
                </text:list-item>
              </text:list>
            </text:list-item>
            <text:list-item>
              <text:p text:style-name="P12">Factors of Production </text:p>
            </text:list-item>
            <text:list-item>
              <text:p text:style-name="P12">Consumption </text:p>
              <text:list>
                <text:list-item>
                  <text:p text:style-name="P12">Features </text:p>
                </text:list-item>
              </text:list>
            </text:list-item>
            <text:list-item>
              <text:p text:style-name="P12">Distribution </text:p>
            </text:list-item>
            <text:list-item>
              <text:p text:style-name="P12">Want </text:p>
              <text:list>
                <text:list-item>
                  <text:p text:style-name="P12">Characteristics / features of wants </text:p>
                </text:list-item>
                <text:list-item>
                  <text:p text:style-name="P12">Classification of wants </text:p>
                </text:list-item>
              </text:list>
            </text:list-item>
            <text:list-item>
              <text:p text:style-name="P13">Goods </text:p>
              <text:list>
                <text:list-item>
                  <text:p text:style-name="P13">Classification </text:p>
                </text:list-item>
                <text:list-item>
                  <text:p text:style-name="P14"><text:soft-page-break/>Differetiate between *<text:line-break/><text:tab/>- Free vs economic<text:line-break/><text:tab/>- Private vs public</text:p>
                </text:list-item>
              </text:list>
            </text:list-item>
            <text:list-item>
              <text:p text:style-name="P12">Wealth </text:p>
              <text:list>
                <text:list-item>
                  <text:p text:style-name="P12">Features </text:p>
                </text:list-item>
                <text:list-item>
                  <text:p text:style-name="P12">Externality </text:p>
                </text:list-item>
                <text:list-item>
                  <text:p text:style-name="P12">Classification of wealth </text:p>
                </text:list-item>
              </text:list>
            </text:list-item>
            <text:list-item>
              <text:p text:style-name="P12">Assumptions, Hypotheses, Theory, and Law </text:p>
              <text:list>
                <text:list-item>
                  <text:p text:style-name="P12">Assumptions </text:p>
                </text:list-item>
                <text:list-item>
                  <text:p text:style-name="P12">Hypotheses </text:p>
                </text:list-item>
                <text:list-item>
                  <text:p text:style-name="P12"><text:span text:style-name="T7">Theory </text:span><text:span text:style-name="T8">vs Law *</text:span></text:p>
                </text:list-item>
              </text:list>
            </text:list-item>
            <text:list-item>
              <text:p text:style-name="P12">Firm </text:p>
            </text:list-item>
            <text:list-item>
              <text:p text:style-name="P12">Industry </text:p>
            </text:list-item>
            <text:list-item>
              <text:p text:style-name="P13">Value <text:span text:style-name="T9">vs</text:span> Price <text:span text:style-name="T9">*</text:span></text:p>
            </text:list-item>
            <text:list-item>
              <text:p text:style-name="P12">Equilibrium and its types </text:p>
              <text:list>
                <text:list-item>
                  <text:p text:style-name="P12">Stable equilibrium </text:p>
                </text:list-item>
                <text:list-item>
                  <text:p text:style-name="P12">Unstable equilibrium </text:p>
                </text:list-item>
                <text:list-item>
                  <text:p text:style-name="P12">Neutral equilibrium </text:p>
                </text:list-item>
              </text:list>
            </text:list-item>
            <text:list-item>
              <text:p text:style-name="P12">Income, Savings, and Investment </text:p>
              <text:list>
                <text:list-item>
                  <text:p text:style-name="P12">Income </text:p>
                </text:list-item>
                <text:list-item>
                  <text:p text:style-name="P12">Savings </text:p>
                </text:list-item>
                <text:list-item>
                  <text:p text:style-name="P15">Investment </text:p>
                </text:list-item>
              </text:list>
            </text:list-item>
          </text:list>
        </text:list-item>
      </text:list>
      <text:p text:style-name="Text_20_body"/>
      <text:p text:style-name="P16"/>
      <text:h text:style-name="P17" text:outline-level="2"><text:span text:style-name="T10">Chapter 2 (Demand) </text:span></text:h>
      <text:list text:style-name="L3">
        <text:list-item>
          <text:list>
            <text:list-item>
              <text:p text:style-name="P18"><text:span text:style-name="T11">Definition </text:span></text:p>
              <text:list>
                <text:list-item>
                  <text:p text:style-name="P19">Desire, willingness, and ability to pay </text:p>
                </text:list-item>
                <text:list-item>
                  <text:p text:style-name="P19">Effective desire backed by willingness and ability </text:p>
                </text:list-item>
                <text:list-item>
                  <text:p text:style-name="P19">Quantities purchased at different prices over a time period </text:p>
                </text:list-item>
                <text:list-item>
                  <text:p text:style-name="P19">Willingness and ability to pay </text:p>
                </text:list-item>
                <text:list-item>
                  <text:p text:style-name="P19">Always at a price </text:p>
                </text:list-item>
                <text:list-item>
                  <text:p text:style-name="P19">Always per unit of time </text:p>
                </text:list-item>
                <text:list-item>
                  <text:p text:style-name="P19">Amount buyers are able and willing to purchase at a given price over a period </text:p>
                </text:list-item>
                <text:list-item>
                  <text:p text:style-name="P19">Schedule of how much people will purchase at any price during a time period </text:p>
                </text:list-item>
              </text:list>
            </text:list-item>
            <text:list-item>
              <text:p text:style-name="P19">Price demand </text:p>
              <text:list>
                <text:list-item>
                  <text:p text:style-name="P19">Quantities bought at various prices, other things constant </text:p>
                </text:list-item>
              </text:list>
            </text:list-item>
            <text:list-item>
              <text:p text:style-name="P19">Income demand </text:p>
              <text:list>
                <text:list-item>
                  <text:p text:style-name="P19">Quantities bought at various income levels, other things constant </text:p>
                </text:list-item>
              </text:list>
            </text:list-item>
            <text:list-item>
              <text:p text:style-name="P19">Cross demand </text:p>
              <text:list>
                <text:list-item>
                  <text:p text:style-name="P19">Quantities bought with reference to changes in price of related goods, other things constant </text:p>
                </text:list-item>
              </text:list>
            </text:list-item>
          </text:list>
        </text:list-item>
        <text:list-item>
          <text:p text:style-name="P20">Law of Demand <text:span text:style-name="T12">*</text:span></text:p>
          <text:list>
            <text:list-item>
              <text:p text:style-name="P20">Definition and Explanation </text:p>
              <text:list>
                <text:list-item>
                  <text:p text:style-name="P20">Inverse relationship between price and quantity demanded </text:p>
                </text:list-item>
                <text:list-item>
                  <text:p text:style-name="P20">People buy more at lower prices and less at higher prices, other things constant (Samuelson) </text:p>
                </text:list-item>
                <text:list-item>
                  <text:p text:style-name="P20">Quantity demanded smaller at higher prices and larger at lower prices, other things <text:span text:style-name="T13">remaining</text:span> constant (Miller) </text:p>
                </text:list-item>
                <text:list-item>
                  <text:p text:style-name="P20">Quantity demanded increases with a fall in price and decreases with a rise in price, other things constant </text:p>
                </text:list-item>
                <text:list-item>
                  <text:p text:style-name="P20">When price rises, people buy less; when price falls, people buy more, ceteris paribus </text:p>
                </text:list-item>
                <text:list-item>
                  <text:p text:style-name="P20">Quantity varies inversely with price </text:p>
                </text:list-item>
              </text:list>
            </text:list-item>
            <text:list-item>
              <text:p text:style-name="P19">Demand Function </text:p>
              <text:list>
                <text:list-item>
                  <text:p text:style-name="P19">Qdx = f (Px, M, Po, T,…) </text:p>
                </text:list-item>
                <text:list-item>
                  <text:p text:style-name="P19">Qdx = f (Px) ceteris paribus </text:p>
                </text:list-item>
              </text:list>
            </text:list-item>
            <text:list-item>
              <text:p text:style-name="P21">Individual dimand curve (plot) *</text:p>
            </text:list-item>
            <text:list-item>
              <text:p text:style-name="P22">Non price factor that affect demand *</text:p>
            </text:list-item>
            <text:list-item>
              <text:p text:style-name="P19">Demand Schedule </text:p>
              <text:list>
                <text:list-item>
                  <text:p text:style-name="P19">List or table of different amounts purchased at different prices per unit of time </text:p>
                </text:list-item>
              </text:list>
            </text:list-item>
            <text:list-item>
              <text:p text:style-name="P19">Demand Curve </text:p>
              <text:list>
                <text:list-item>
                  <text:p text:style-name="P19">Graphical representation of the demand schedule </text:p>
                </text:list-item>
                <text:list-item>
                  <text:p text:style-name="P19">Shows the relation between price and amount consumers wish to purchase </text:p>
                </text:list-item>
                <text:list-item>
                  <text:p text:style-name="P19">Slopes downward from left to right with a negative slope </text:p>
                </text:list-item>
                <text:list-item>
                  <text:p text:style-name="P19">Inverse relationship between price and quantity </text:p>
                </text:list-item>
              </text:list>
            </text:list-item>
            <text:list-item>
              <text:p text:style-name="P20"><text:soft-page-break/>Assumptions of the Law <text:span text:style-name="T14">*</text:span></text:p>
              <text:list>
                <text:list-item>
                  <text:p text:style-name="P20">No change in tastes of consumers (T) </text:p>
                </text:list-item>
                <text:list-item>
                  <text:p text:style-name="P20">Purchasing power of consumers remains constant (M) </text:p>
                </text:list-item>
                <text:list-item>
                  <text:p text:style-name="P20">Price of all other commodities should not vary (Po) </text:p>
                </text:list-item>
              </text:list>
            </text:list-item>
            <text:list-item>
              <text:p text:style-name="P20">Limitations/Exceptions of the Law <text:span text:style-name="T14">*</text:span></text:p>
              <text:list>
                <text:list-item>
                  <text:p text:style-name="P20">Prestige goods </text:p>
                </text:list-item>
                <text:list-item>
                  <text:p text:style-name="P20">Price expectations </text:p>
                </text:list-item>
                <text:list-item>
                  <text:p text:style-name="P20">Ignorance of the consumer </text:p>
                </text:list-item>
                <text:list-item>
                  <text:p text:style-name="P20">Giffen goods </text:p>
                </text:list-item>
              </text:list>
            </text:list-item>
            <text:list-item>
              <text:p text:style-name="P19">Importance of the Law </text:p>
              <text:list>
                <text:list-item>
                  <text:p text:style-name="P19">Determination of price </text:p>
                </text:list-item>
                <text:list-item>
                  <text:p text:style-name="P19">Importance to Finance Minister </text:p>
                </text:list-item>
                <text:list-item>
                  <text:p text:style-name="P19">Importance to the Farmers </text:p>
                </text:list-item>
              </text:list>
            </text:list-item>
          </text:list>
        </text:list-item>
        <text:list-item>
          <text:p text:style-name="P19">Individual’s Demand for a Commodity </text:p>
          <text:list>
            <text:list-item>
              <text:p text:style-name="P19">Definition and Explanation </text:p>
              <text:list>
                <text:list-item>
                  <text:p text:style-name="P19">Amount a consumer is willing to purchase at a given price over a time period </text:p>
                </text:list-item>
                <text:list-item>
                  <text:p text:style-name="P19">Varies inversely with price, ceteris paribus </text:p>
                </text:list-item>
              </text:list>
            </text:list-item>
            <text:list-item>
              <text:p text:style-name="P19">Individual’s Demand Schedule </text:p>
              <text:list>
                <text:list-item>
                  <text:p text:style-name="P19">List or table of different amounts an individual purchases at different prices per unit of time </text:p>
                </text:list-item>
              </text:list>
            </text:list-item>
            <text:list-item>
              <text:p text:style-name="P19">Individual’s Demand Curve </text:p>
              <text:list>
                <text:list-item>
                  <text:p text:style-name="P19">Graphical representation of the individual demand schedule </text:p>
                </text:list-item>
                <text:list-item>
                  <text:p text:style-name="P19">Slopes downward from left to right with a negative slope </text:p>
                </text:list-item>
                <text:list-item>
                  <text:p text:style-name="P19">Inverse relationship between price and quantity </text:p>
                </text:list-item>
              </text:list>
            </text:list-item>
          </text:list>
        </text:list-item>
        <text:list-item>
          <text:p text:style-name="P19">Market Demand for a Commodity </text:p>
          <text:list>
            <text:list-item>
              <text:p text:style-name="P19">Definition and Explanation </text:p>
              <text:list>
                <text:list-item>
                  <text:p text:style-name="P19">Total quantity demanded at various prices by all individuals over a time period </text:p>
                </text:list-item>
                <text:list-item>
                  <text:p text:style-name="P19">Horizontal summation of individual demands at various prices </text:p>
                </text:list-item>
              </text:list>
            </text:list-item>
            <text:list-item>
              <text:p text:style-name="P19">Market Demand Schedule </text:p>
              <text:list>
                <text:list-item>
                  <text:p text:style-name="P19">Horizontal summation of individuals’ demand schedules </text:p>
                </text:list-item>
              </text:list>
            </text:list-item>
            <text:list-item>
              <text:p text:style-name="P19">Market Demand Curve </text:p>
              <text:list>
                <text:list-item>
                  <text:p text:style-name="P19">Horizontal sum of individual demand curves </text:p>
                </text:list-item>
                <text:list-item>
                  <text:p text:style-name="P19">Negatively sloped </text:p>
                </text:list-item>
                <text:list-item>
                  <text:p text:style-name="P19">Inverse relationship between quantity demanded and price </text:p>
                </text:list-item>
              </text:list>
            </text:list-item>
          </text:list>
        </text:list-item>
        <text:list-item>
          <text:p text:style-name="P20">Determinants of Demand <text:span text:style-name="T15">*</text:span></text:p>
          <text:list>
            <text:list-item>
              <text:p text:style-name="P20">Changes in population </text:p>
            </text:list-item>
            <text:list-item>
              <text:p text:style-name="P20">Changes in tastes and preferences </text:p>
            </text:list-item>
            <text:list-item>
              <text:p text:style-name="P20">Changes in income </text:p>
            </text:list-item>
            <text:list-item>
              <text:p text:style-name="P20">Changes in the price of substitutes </text:p>
            </text:list-item>
            <text:list-item>
              <text:p text:style-name="P20">Changes in the distribution of income </text:p>
            </text:list-item>
            <text:list-item>
              <text:p text:style-name="P20">Seasonality </text:p>
            </text:list-item>
            <text:list-item>
              <text:p text:style-name="P20">Changes in savings </text:p>
            </text:list-item>
            <text:list-item>
              <text:p text:style-name="P20"><text:soft-page-break/>Asset preferences </text:p>
            </text:list-item>
            <text:list-item>
              <text:p text:style-name="P20">Trade cycle </text:p>
            </text:list-item>
            <text:list-item>
              <text:p text:style-name="P20">Fashion </text:p>
            </text:list-item>
          </text:list>
        </text:list-item>
        <text:list-item>
          <text:p text:style-name="P19">Why Demand Curve is Negatively Sloped </text:p>
          <text:list>
            <text:list-item>
              <text:p text:style-name="P19">Law of diminishing marginal utility </text:p>
            </text:list-item>
            <text:list-item>
              <text:p text:style-name="P19">Income effect </text:p>
            </text:list-item>
            <text:list-item>
              <text:p text:style-name="P19">Substitution effect </text:p>
            </text:list-item>
            <text:list-item>
              <text:p text:style-name="P19">Entry of new buyers </text:p>
            </text:list-item>
          </text:list>
        </text:list-item>
        <text:list-item>
          <text:p text:style-name="P19">Changes in Quantity Demanded (Movement along the curve) </text:p>
          <text:list>
            <text:list-item>
              <text:p text:style-name="P19">Contraction in demand </text:p>
              <text:list>
                <text:list-item>
                  <text:p text:style-name="P19">Fall in demand due to rise in price only </text:p>
                </text:list-item>
              </text:list>
            </text:list-item>
            <text:list-item>
              <text:p text:style-name="P19">Extension in demand </text:p>
              <text:list>
                <text:list-item>
                  <text:p text:style-name="P19">Rise in demand due to fall in price only </text:p>
                </text:list-item>
              </text:list>
            </text:list-item>
          </text:list>
        </text:list-item>
        <text:list-item>
          <text:p text:style-name="P19">Changes in Demand (Shift of the curve) </text:p>
          <text:list>
            <text:list-item>
              <text:p text:style-name="P19">Decrease in demand </text:p>
              <text:list>
                <text:list-item>
                  <text:p text:style-name="P19">Fall in demand due to changes in factors other than price </text:p>
                </text:list-item>
              </text:list>
            </text:list-item>
            <text:list-item>
              <text:p text:style-name="P19">Increase in Demand </text:p>
              <text:list>
                <text:list-item>
                  <text:p text:style-name="P23">Rise in demand due to changes in factors other than price </text:p>
                </text:list-item>
              </text:list>
            </text:list-item>
          </text:list>
        </text:list-item>
      </text:list>
      <text:p text:style-name="Text_20_body"><text:span text:style-name="Source_20_Text"/></text:p>
      <text:h text:style-name="P24" text:outline-level="2">Chapter 3 (Supply)</text:h>
      <text:p text:style-name="P16"><text:span text:style-name="Source_20_Text"/></text:p>
      <text:list text:style-name="L4">
        <text:list-item>
          <text:p text:style-name="P25"><text:span text:style-name="Source_20_Text"><text:span text:style-name="T16">Definition </text:span></text:span><text:span text:style-name="Source_20_Text"><text:span text:style-name="T17">*</text:span></text:span><text:span text:style-name="Source_20_Text"><text:span text:style-name="T18">*</text:span></text:span></text:p>
        </text:list-item>
        <text:list-item>
          <text:p text:style-name="P26"><text:span text:style-name="Source_20_Text"><text:span text:style-name="T16">Law of Supply </text:span></text:span><text:span text:style-name="Source_20_Text"><text:span text:style-name="T18">*</text:span></text:span></text:p>
        </text:list-item>
        <text:list-item>
          <text:p text:style-name="P26"><text:span text:style-name="Source_20_Text"><text:span text:style-name="T19">Assumptions of Law of Supply </text:span></text:span></text:p>
        </text:list-item>
      </text:list>
      <text:list text:style-name="L5">
        <text:list-item>
          <text:list>
            <text:list-item>
              <text:p text:style-name="P27">(i) Nature of Goods. </text:p>
            </text:list-item>
            <text:list-item>
              <text:p text:style-name="P27">(ii) Government Policies. </text:p>
            </text:list-item>
            <text:list-item>
              <text:p text:style-name="P28">(iii) Alternative Products. </text:p>
            </text:list-item>
            <text:list-item>
              <text:p text:style-name="P28">(iv) Squeeze in Profit. </text:p>
            </text:list-item>
          </text:list>
        </text:list-item>
        <text:list-item>
          <text:p text:style-name="P28">Limitations/Exceptions of Law of Supply </text:p>
          <text:list>
            <text:list-item>
              <text:p text:style-name="P29">Exceptions that affect law of supply may include: </text:p>
              <text:list>
                <text:list-item>
                  <text:p text:style-name="P29">(i) Ability to move stock. </text:p>
                </text:list-item>
                <text:list-item>
                  <text:p text:style-name="P29">(ii) Legislation restricting quantity. </text:p>
                </text:list-item>
                <text:list-item>
                  <text:p text:style-name="P29">(iii) External factors that influence your industry. </text:p>
                </text:list-item>
              </text:list>
            </text:list-item>
          </text:list>
        </text:list-item>
        <text:list-item>
          <text:p text:style-name="P30">Importance of law of supply</text:p>
        </text:list-item>
        <text:list-item>
          <text:p text:style-name="P31">Supply schedule vs supply curve <text:span text:style-name="T20">with figure</text:span> *</text:p>
        </text:list-item>
        <text:list-item>
          <text:p text:style-name="P32">Determinants of Supply <text:span text:style-name="T15">*</text:span></text:p>
          <text:list>
            <text:list-item>
              <text:p text:style-name="P32">(i) Changes in Factor Price. </text:p>
            </text:list-item>
            <text:list-item>
              <text:p text:style-name="P32">(ii) Changes in Technique. </text:p>
            </text:list-item>
            <text:list-item>
              <text:p text:style-name="P32">(iii) Improvement in the Means of Transport. </text:p>
            </text:list-item>
            <text:list-item>
              <text:p text:style-name="P32">(iv) Climatic Changes in case of Agricultural Products. </text:p>
            </text:list-item>
            <text:list-item>
              <text:p text:style-name="P32">(v) Political Changes. </text:p>
            </text:list-item>
            <text:list-item>
              <text:p text:style-name="P32">(vi) Taxation Policy. </text:p>
            </text:list-item>
            <text:list-item>
              <text:p text:style-name="P32">(vii) Goals of firms. </text:p>
            </text:list-item>
            <text:list-item>
              <text:p text:style-name="P32">VIII. Agreement among the producers </text:p>
            </text:list-item>
            <text:list-item>
              <text:p text:style-name="P32">Ix. Number of seller </text:p>
            </text:list-item>
            <text:list-item>
              <text:p text:style-name="P32">X. Sellers price expectation </text:p>
            </text:list-item>
            <text:list-item>
              <text:p text:style-name="P32">Xi. Trade policy </text:p>
            </text:list-item>
          </text:list>
        </text:list-item>
        <text:list-item>
          <text:p text:style-name="P32">Contraction and Extension in Supply <text:span text:style-name="T21">* (Graphically represent)</text:span></text:p>
          <text:list>
            <text:list-item>
              <text:p text:style-name="P32">Contraction in supply: When supply falls due to fall in price only, then it is called contraction in supply. </text:p>
            </text:list-item>
            <text:list-item>
              <text:p text:style-name="P32">Extension in supply : When supply rises due to rise in price only, then it is called extension in supply. </text:p>
            </text:list-item>
          </text:list>
        </text:list-item>
        <text:list-item>
          <text:p text:style-name="P33">Decrease and increase in Supply <text:span text:style-name="T21">* (Graphically represent)</text:span></text:p>
          <text:list>
            <text:list-item>
              <text:p text:style-name="P32">Decrease in supply: When supply falls due to changes in any other factor except price then it is called decrease in supply. </text:p>
            </text:list-item>
            <text:list-item>
              <text:p text:style-name="P34">Increase in supply : When supply rises due to changes in any other factor except price then it is called increase in supply. </text:p>
            </text:list-item>
          </text:list>
        </text:list-item>
      </text:list>
      <text:p text:style-name="P35"/>
      <text:h text:style-name="P24" text:outline-level="2">Chapter 4 (Elasticity)</text:h>
      <text:p text:style-name="P16"/>
      <text:list text:style-name="L6">
        <text:list-item>
          <text:p text:style-name="P36"><text:span text:style-name="T22">Elasticity </text:span></text:p>
        </text:list-item>
      </text:list>
      <text:list text:style-name="L7">
        <text:list-item>
          <text:p text:style-name="P37">Types of Elasticity of Demand </text:p>
          <text:list>
            <text:list-item>
              <text:p text:style-name="P37">(1) Price Elasticity of Demand </text:p>
              <text:list>
                <text:list-item>
                  <text:p text:style-name="P37">Definition and Explanation </text:p>
                </text:list-item>
                <text:list-item>
                  <text:p text:style-name="P38">Formula <text:span text:style-name="T23">*</text:span></text:p>
                </text:list-item>
                <text:list-item>
                  <text:p text:style-name="P37"><text:span text:style-name="T7">Example</text:span> </text:p>
                </text:list-item>
                <text:list-item>
                  <text:p text:style-name="P37">Types </text:p>
                  <text:list>
                    <text:list-item>
                      <text:p text:style-name="P37">(i) Elastic </text:p>
                    </text:list-item>
                    <text:list-item>
                      <text:p text:style-name="P37">(ii) Unitary Elasticity </text:p>
                    </text:list-item>
                    <text:list-item>
                      <text:p text:style-name="P37">(iii) Inelastic </text:p>
                    </text:list-item>
                  </text:list>
                </text:list-item>
              </text:list>
            </text:list-item>
            <text:list-item>
              <text:p text:style-name="P37">(2) Income Elasticity of Demand </text:p>
              <text:list>
                <text:list-item>
                  <text:p text:style-name="P37">Definition and Explanation </text:p>
                </text:list-item>
                <text:list-item>
                  <text:p text:style-name="P38">Formula <text:span text:style-name="T24">*</text:span><text:span text:style-name="T25">*</text:span><text:span text:style-name="T24"> (math)</text:span></text:p>
                </text:list-item>
                <text:list-item>
                  <text:p text:style-name="P37">Simplified formula </text:p>
                </text:list-item>
                <text:list-item>
                  <text:p text:style-name="P37">Example </text:p>
                </text:list-item>
                <text:list-item>
                  <text:p text:style-name="P38">Types <text:span text:style-name="T26">*</text:span></text:p>
                </text:list-item>
              </text:list>
            </text:list-item>
            <text:list-item>
              <text:p text:style-name="P37">(3) Cross Elasticity of Demand </text:p>
              <text:list>
                <text:list-item>
                  <text:p text:style-name="P37">Definition and Explanation </text:p>
                </text:list-item>
                <text:list-item>
                  <text:p text:style-name="P37">Formula </text:p>
                </text:list-item>
                <text:list-item>
                  <text:p text:style-name="P37">Types and Example </text:p>
                  <text:list>
                    <text:list-item>
                      <text:p text:style-name="P37">(i) Substitute Goods </text:p>
                    </text:list-item>
                    <text:list-item>
                      <text:p text:style-name="P37">(ii) Complementary Goods </text:p>
                    </text:list-item>
                    <text:list-item>
                      <text:p text:style-name="P37">(iii) Unrelated Goods </text:p>
                    </text:list-item>
                  </text:list>
                </text:list-item>
              </text:list>
            </text:list-item>
            <text:list-item>
              <text:p text:style-name="P39">Price vs income elasticity of demand *</text:p>
            </text:list-item>
          </text:list>
        </text:list-item>
        <text:list-item>
          <text:p text:style-name="P37">Factors Determining Price Elasticity of Demand </text:p>
          <text:list>
            <text:list-item>
              <text:p text:style-name="P37">(i) Nature of Commodities </text:p>
            </text:list-item>
            <text:list-item>
              <text:p text:style-name="P37">(ii) Availability of Substitutes </text:p>
            </text:list-item>
            <text:list-item>
              <text:p text:style-name="P37">(iii) Proportion of the Income Spent on the Good </text:p>
            </text:list-item>
            <text:list-item>
              <text:p text:style-name="P37">(iv) Time </text:p>
            </text:list-item>
            <text:list-item>
              <text:p text:style-name="P37">(5) Number of Uses of a Good </text:p>
            </text:list-item>
            <text:list-item>
              <text:p text:style-name="P37">(6) Addiction </text:p>
            </text:list-item>
            <text:list-item>
              <text:p text:style-name="P37">(7) Joint Demand </text:p>
            </text:list-item>
          </text:list>
        </text:list-item>
        <text:list-item>
          <text:p text:style-name="P37">Importance of Elasticity of Demand </text:p>
          <text:list>
            <text:list-item>
              <text:p text:style-name="P37">(1) Theoretical Importance </text:p>
            </text:list-item>
            <text:list-item>
              <text:p text:style-name="P37">(2) Practical Importance </text:p>
              <text:list>
                <text:list-item>
                  <text:p text:style-name="P37">(i) Importance in taxation policy </text:p>
                </text:list-item>
                <text:list-item>
                  <text:p text:style-name="P37">(ii) Price discrimination by monopolist </text:p>
                </text:list-item>
                <text:list-item>
                  <text:p text:style-name="P37">(iii) Price discrimination in cases of joint supply </text:p>
                </text:list-item>
                <text:list-item>
                  <text:p text:style-name="P37"><text:soft-page-break/>iv)Importance to businessmen </text:p>
                </text:list-item>
                <text:list-item>
                  <text:p text:style-name="P37">(v) Help to trade unions </text:p>
                </text:list-item>
                <text:list-item>
                  <text:p text:style-name="P37">(vi) Use in international trade </text:p>
                </text:list-item>
                <text:list-item>
                  <text:p text:style-name="P37">(vii) Determination of rate of foreign exchange </text:p>
                </text:list-item>
                <text:list-item>
                  <text:p text:style-name="P37">(viii) Guideline to the producers </text:p>
                </text:list-item>
                <text:list-item>
                  <text:p text:style-name="P37">(ix) Use in factor pricing </text:p>
                </text:list-item>
              </text:list>
            </text:list-item>
          </text:list>
        </text:list-item>
        <text:list-item>
          <text:p text:style-name="P38">Price Elasticity of Supply <text:span text:style-name="T27">*</text:span></text:p>
          <text:list>
            <text:list-item>
              <text:p text:style-name="P38">Definition and Explanation </text:p>
            </text:list-item>
            <text:list-item>
              <text:p text:style-name="P38">Measurement and Formula </text:p>
            </text:list-item>
            <text:list-item>
              <text:p text:style-name="P37">Elastic Supply </text:p>
            </text:list-item>
            <text:list-item>
              <text:p text:style-name="P37">Inelastic Supply </text:p>
            </text:list-item>
          </text:list>
        </text:list-item>
        <text:list-item>
          <text:p text:style-name="P38">Categories/Types of Price Elasticity of Supply <text:span text:style-name="T27">*</text:span></text:p>
          <text:list>
            <text:list-item>
              <text:p text:style-name="P38">(1) Infinitely Elastic Supply </text:p>
            </text:list-item>
            <text:list-item>
              <text:p text:style-name="P38">(2) Elastic Supply </text:p>
            </text:list-item>
            <text:list-item>
              <text:p text:style-name="P38">(3) Unitary Elasticity </text:p>
            </text:list-item>
            <text:list-item>
              <text:p text:style-name="P38">(4) Inelastic Supply </text:p>
            </text:list-item>
            <text:list-item>
              <text:p text:style-name="P38">(5) Perfectly Inelastic Supply </text:p>
            </text:list-item>
          </text:list>
        </text:list-item>
        <text:list-item>
          <text:p text:style-name="P37">Determinants/Factors of Price Elasticity of Supply </text:p>
          <text:list>
            <text:list-item>
              <text:p text:style-name="P37">(i) Time period </text:p>
            </text:list-item>
            <text:list-item>
              <text:p text:style-name="P37">(ii) Ability to store output </text:p>
            </text:list-item>
            <text:list-item>
              <text:p text:style-name="P37">(iii) Factor mobility </text:p>
            </text:list-item>
            <text:list-item>
              <text:p text:style-name="P37">(iv) Changes in marginal cost of production </text:p>
            </text:list-item>
            <text:list-item>
              <text:p text:style-name="P37">(v) Excess supply </text:p>
            </text:list-item>
            <text:list-item>
              <text:p text:style-name="P37">(vi) Availability of infrastructure facilities </text:p>
            </text:list-item>
            <text:list-item>
              <text:p text:style-name="P40">(vii) Agricultural or industrial products </text:p>
            </text:list-item>
          </text:list>
        </text:list-item>
      </text:list>
      <text:p text:style-name="P16"/>
      <text:h text:style-name="P24" text:outline-level="2">Chapter 5 (Utility)</text:h>
      <text:p text:style-name="P41"/>
      <text:p text:style-name="P41">Theory of Consumer Behavior </text:p>
      <text:list text:style-name="L8">
        <text:list-item>
          <text:p text:style-name="P42">Cardinal Utility Analysis/Approach </text:p>
          <text:list>
            <text:list-item>
              <text:p text:style-name="P43">Definition and Explanation <text:span text:style-name="T6">*</text:span></text:p>
            </text:list-item>
            <text:list-item>
              <text:p text:style-name="P42">Assumptions of Cardinal Utility Analysis </text:p>
            </text:list-item>
            <text:list-item>
              <text:p text:style-name="P42">Criticism </text:p>
            </text:list-item>
            <text:list-item>
              <text:p text:style-name="P44">Different types of utility *</text:p>
              <text:list>
                <text:list-item>
                  <text:p text:style-name="P42">Total Utility (TU) </text:p>
                  <text:list>
                    <text:list-item>
                      <text:p text:style-name="P42">Definition and Explanation </text:p>
                    </text:list-item>
                    <text:list-item>
                      <text:p text:style-name="P42">Formula </text:p>
                    </text:list-item>
                  </text:list>
                </text:list-item>
                <text:list-item>
                  <text:p text:style-name="P42">Marginal Utility (MU) </text:p>
                  <text:list>
                    <text:list-item>
                      <text:p text:style-name="P42">Definition and Explanation </text:p>
                    </text:list-item>
                    <text:list-item>
                      <text:p text:style-name="P42">Formula </text:p>
                    </text:list-item>
                  </text:list>
                </text:list-item>
              </text:list>
            </text:list-item>
            <text:list-item>
              <text:p text:style-name="P42">Relationship between Total Utility and Marginal Utility </text:p>
            </text:list-item>
            <text:list-item>
              <text:p text:style-name="P42">Law of Diminishing Marginal Utility </text:p>
              <text:list>
                <text:list-item>
                  <text:p text:style-name="P42">Definition and Statement of the Law </text:p>
                </text:list-item>
                <text:list-item>
                  <text:p text:style-name="P42">Assumptions of Law of Diminishing Marginal Utility </text:p>
                </text:list-item>
                <text:list-item>
                  <text:p text:style-name="P42">Explanation and Example of Law of Diminishing Marginal Utility </text:p>
                </text:list-item>
                <text:list-item>
                  <text:p text:style-name="P42">Limitations/Exceptions of Law of Diminishing Marginal Utility </text:p>
                </text:list-item>
                <text:list-item>
                  <text:p text:style-name="P42">Practical Importance of Law of Diminishing Marginal Utility </text:p>
                </text:list-item>
              </text:list>
            </text:list-item>
            <text:list-item>
              <text:p text:style-name="P43">Law of Equi-Marginal Utility <text:span text:style-name="T28">*</text:span></text:p>
              <text:list>
                <text:list-item>
                  <text:p text:style-name="P42">Other Names of this Law </text:p>
                </text:list-item>
                <text:list-item>
                  <text:p text:style-name="P43">Definition and Statement of Law of Equi-Marginal Utility </text:p>
                </text:list-item>
                <text:list-item>
                  <text:p text:style-name="P43">Assumptions of Law of Equi-Marginal Utility <text:span text:style-name="T28">*</text:span></text:p>
                </text:list-item>
                <text:list-item>
                  <text:p text:style-name="P42">Example and Explanation of Law of Equi-Marginal Utility </text:p>
                </text:list-item>
                <text:list-item>
                  <text:p text:style-name="P43">Limitations/Exceptions of Law of Equi-Marginal Utility <text:span text:style-name="T28">*</text:span></text:p>
                </text:list-item>
                <text:list-item>
                  <text:p text:style-name="P42">Importance of Law of Equi-Marginal Utility </text:p>
                </text:list-item>
              </text:list>
            </text:list-item>
            <text:list-item>
              <text:p text:style-name="P45">Derivation of the Demand Curve in Terms of Utility Analysis </text:p>
              <text:list>
                <text:list-item>
                  <text:p text:style-name="P45">Assumptions </text:p>
                </text:list-item>
                <text:list-item>
                  <text:p text:style-name="P45">Derivation of Demand Curve in the Case of a Single Commodity (Law of Diminishing Marginal Utility) </text:p>
                </text:list-item>
                <text:list-item>
                  <text:p text:style-name="P46">Derivation of the Demand Curve in the Case of Two or More than Two Commodities (Law of Equi-Marginal Utility) </text:p>
                </text:list-item>
              </text:list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14T09:30:35.666985957</dc:date>
    <meta:editing-duration>PT3H8M17S</meta:editing-duration>
    <meta:editing-cycles>31</meta:editing-cycles>
    <meta:generator>LibreOffice/25.2.2.2$Linux_X86_64 LibreOffice_project/520$Build-2</meta:generator>
    <meta:document-statistic meta:table-count="0" meta:image-count="0" meta:object-count="0" meta:page-count="10" meta:paragraph-count="290" meta:word-count="1693" meta:character-count="9683" meta:non-whitespace-character-count="8307"/>
  </office:meta>
</office:document-meta>
</file>